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eading</text:p>
      <text:p text:style-name="Standard">Some text.</text:p>
      <text:h text:style-name="Heading_20_1" text:outline-level="1">Heading 1</text:h>
      <text:p text:style-name="Standard">Some text.</text:p>
      <text:h text:style-name="Heading_20_2" text:outline-level="2">Heading 2</text:h>
      <text:p text:style-name="Standard">Some text.</text:p>
      <text:h text:style-name="Heading_20_3" text:outline-level="3">Heading 3</text:h>
      <text:p text:style-name="Standard">Some text.</text:p>
      <text:h text:style-name="Heading_20_4" text:outline-level="4">Heading 4</text:h>
      <text:p text:style-name="Standard">Some text.</text:p>
      <text:h text:style-name="Heading_20_5" text:outline-level="5">Heading 5</text:h>
      <text:p text:style-name="Standard">Some text.</text:p>
      <text:h text:style-name="Heading_20_6" text:outline-level="6">Heading 6</text:h>
      <text:p text:style-name="Standard">Some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ernhard Haumacher</meta:initial-creator>
    <meta:creation-date>2007-05-17T20:06:26</meta:creation-date>
    <dc:creator>Bernhard Haumacher</dc:creator>
    <dc:date>2007-05-17T23:01:18</dc:date>
    <dc:language>de-DE</dc:language>
    <meta:editing-cycles>3</meta:editing-cycles>
    <meta:editing-duration>PT1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27" meta:character-count="131"/>
  </office:meta>
</office:document-meta>
</file>